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2" style:parent-style-name="Bekezdésalapbetűtípusa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Nagy Tét Kft.</text:p>
      <text:p text:style-name="Normál">A NagyTét Kft<text:span text:style-name="T2">.</text:span><text:s/>olyan cég, amely különböző vállalkozások számára tervez és épít ki modern, megbízható hálózati rendszereket. A fejlesztéseket háromtagú csapatunk végzi, Mihó André, Péter Dávid és Varga Szilárd. Tanulmányaink során CCNA 1, 2 és 3 tanfolyamokat végeztük el, így magabiztosan használjuk a Cisco hálózati eszközöket.</text:p>
      <text:p text:style-name="Normál">Cégünket azzal bízták meg, hogy egy háromszintes kaszinó teljes hálózatának kialakítását oldjuk meg és korszerűsítsük, mert a régi infrastruktúra már túlterhelt és megbízhatatlanná vált. A célunk egy olyan rendszer létrehozása, amely stabil működést biztosít.</text:p>
      <text:p text:style-name="Normál">Kaszinó három szintjét három külön telephelynek tekintjük: a földszint a játékrészleg, az első emelet az irodai részleg és a szerverközpont, a második emelet pedig a VIP részleg. A három szint között a kapcsolatot külön routerek biztosítják, amelyek átviszik a forgalmat az egyes hálózati részek között.<text:s/></text:p>
      <text:p text:style-name="Normál">A hálózatot három VLAN-ra osztjuk, az iroda/szerverközpont (VLAN 10), a játékterem (VLAN 20), és a VIP (VLAN 30). A forgalomirányítást több router végzi, központi szinten HSRP-t használunk, hogy meghibásodás esetén is elérhető legyen a hálózat. A routerek között OSPFv2 forgalomirányitó protokolt fogunk használni, és néhány statikus útvonalat is beállítunk.</text:p>
      <text:p text:style-name="Normál">A hálózatban IPv4- és IPv6-címeket is alkalmazunk. Az irodában működni fog egy Linux szerver, amely biztosítja a DHCP- és Syslog-szolgáltatásokat. Emellett lesz egy Windows Server is, amely a DNS-t, az Active Directoryt, a fájl- és nyomtatómegosztást, valamint a belső weboldalt biztosítja. A weboldal HTTP és HTTPS protokollon keresztül lesz elérhető., DNS, fájl- és nyomtatómegosztás mellett a belső weboldalt is, amely HTTP és HTTPS protokollon keresztül lesz elérhető.<text:s/></text:p>
      <text:p text:style-name="Normál">A switcheken VLAN-okat, VTP-t, EtherChannelt és STP-t állítunk be. Az STP kezeli a tartalék útvonalakat, így ha egy kapcsolat kiesik, a hálózat továbbra is működik.</text:p>
      <text:p text:style-name="Normál">Vezeték nélküli hálózatokat<text:s/>is kiépítünk. Külön WiFi-hálózata lesz a dolgozóknak, és külön létrehozunk egy vendég hálózatot. A külső hálózat felé egy tűzfaleszközön keresztül csatlakozunk, amely VPN kapcsolatot is biztosít a külsősök felé. Ugyanez a tűzfal végzi a statikus és dinamikus NAT-olást is. <text:s/>Az irodai hálózatban ACL-ekkel szabályozzuk, hogy csak az ott dolgozók férjenek hozzá a szerverekhez és az érzékenyebb részekhez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NormálWeb" style:display-name="Normál (Web)" style:family="paragraph" style:parent-style-name="Normá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é Mihó</meta:initial-creator>
    <dc:creator>Péter Dávid</dc:creator>
    <meta:creation-date>2025-11-30T09:46:00Z</meta:creation-date>
    <dc:date>2026-01-27T20:46:00Z</dc:date>
    <meta:template xlink:href="Normal" xlink:type="simple"/>
    <meta:editing-cycles>3</meta:editing-cycles>
    <meta:editing-duration>PT6840S</meta:editing-duration>
    <meta:document-statistic meta:page-count="1" meta:paragraph-count="4" meta:word-count="295" meta:character-count="2334" meta:row-count="17" meta:non-whitespace-character-count="2043"/>
  </office:meta>
</office:document-meta>
</file>